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QuickType II Mono" svg:font-family="'QuickType II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QuickType II Mono" fo:font-size="14pt" style:font-size-asian="14pt" style:font-size-complex="14pt"/>
    </style:style>
    <style:style style:name="P2" style:family="paragraph" style:parent-style-name="Standard">
      <style:paragraph-properties fo:text-align="start" style:justify-single-word="false"/>
      <style:text-properties style:font-name="QuickType II Mono" fo:font-size="14pt" style:font-size-asian="14pt" style:font-size-complex="14pt"/>
    </style:style>
    <style:style style:name="T1" style:family="text">
      <style:text-properties style:text-position="super 5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ueller Township Board</text:p>
      <text:p text:style-name="P1">of Trustees Meeting</text:p>
      <text:p text:style-name="P1">Mueller Township Hall</text:p>
      <text:p text:style-name="P1">July 12<text:span text:style-name="T1">th</text:span> of 2023</text:p>
      <text:p text:style-name="P1"/>
      <text:p text:style-name="P2">Call to order:5pm</text:p>
      <text:p text:style-name="P2"/>
      <text:p text:style-name="P2">Roll Call: Clerk Fischer, Supervisor Glasscock, Treasure Lee, Trustees Hamill &amp; Pfeiffer. All present.</text:p>
      <text:p text:style-name="P2"/>
      <text:p text:style-name="P2">Pledge of Allegiance</text:p>
      <text:p text:style-name="P2"/>
      <text:p text:style-name="P2">Review and Acceptance of June 2023 minutes. Sam made a motion to accept June 2023 minutes. 2<text:span text:style-name="T1">nd</text:span> by Mary. 5 yay 0 nay.</text:p>
      <text:p text:style-name="P2"/>
      <text:p text:style-name="P2">Review and Acceptance of July 2023 Agenda. Kristy made a motion to accept the July 2023 agenda. 2<text:span text:style-name="T1">nd</text:span> by Linda. 5 yay 0 nay.</text:p>
      <text:p text:style-name="P2"/>
      <text:p text:style-name="P2">Review and paying of the bills. Linda made a motion to pay all the bills. 2<text:span text:style-name="T1">nd</text:span> by Sam. 5 yay 0 nay.</text:p>
      <text:p text:style-name="P2"/>
      <text:p text:style-name="P2">Public Comment (Agenda Items Only):</text:p>
      <text:p text:style-name="P2">-Closed</text:p>
      <text:p text:style-name="P2"/>
      <text:p text:style-name="P2">Treasure's Report:</text:p>
      <text:p text:style-name="P2">-We have a CD due on July 22<text:span text:style-name="T1">nd</text:span>. The CD amount is $13967.23. This is at State Savings Bank. Right now Limestone Federal Credit Union is offering a rate of 5.25% for 9 months which is a really good rate. Sam made a motion to put $50000.00 on a CD at Limestone Federal Credit Union (We will close out our savings at state savings bank and pull the difference from checking to make up the amount of $50000.00) 2<text:span text:style-name="T1">nd</text:span> by Linda. 5 yay 0 nay.</text:p>
      <text:p text:style-name="P2">-Caterpillar and Lone star Locomotive are both still delinquent on their property taxes.</text:p>
      <text:p text:style-name="P2"/>
      <text:p text:style-name="P2"/>
      <text:p text:style-name="P2">Clerk's Report:</text:p>
      <text:p text:style-name="P2">-Book's match</text:p>
      <text:p text:style-name="P2">-Quarterly's are done</text:p>
      <text:p text:style-name="P2">-Asked if we have received any donations towards our summer <text:soft-page-break/>township festival yet.</text:p>
      <text:p text:style-name="P2"/>
      <text:p text:style-name="P2">Trustees Report:</text:p>
      <text:p text:style-name="P2">Hamill</text:p>
      <text:p text:style-name="P2">-None</text:p>
      <text:p text:style-name="P2">Pfeiffer</text:p>
      <text:p text:style-name="P2">-Our website is getting well over a 100 hits a month.</text:p>
      <text:p text:style-name="P2">-The internet is working just fine.</text:p>
      <text:p text:style-name="P2">-Mentioned the fiber optic internet that will be available to us by this fall.</text:p>
      <text:p text:style-name="P2"/>
      <text:p text:style-name="P2">Supervisor's Report:</text:p>
      <text:p text:style-name="P2">-Have not got an exact date from Desjarden on the septic system but he said that it would be done before our township festival on August 26th.</text:p>
      <text:p text:style-name="P2">-We received several levels of support for the grant.</text:p>
      <text:p text:style-name="P2">-Talked to the state about the marijuana facilities and them being late on paying their application fees. As of right now they've paid $5000.00 and will be paying the other $5000.00 next week.</text:p>
      <text:p text:style-name="P2">-Received the same letter from the state for the marijuana grow on the corner but they are now paid up.</text:p>
      <text:p text:style-name="P2"/>
      <text:p text:style-name="P2">Dam Maintenance Report:</text:p>
      <text:p text:style-name="P2">-None</text:p>
      <text:p text:style-name="P2"/>
      <text:p text:style-name="P2">Commissioner's Report:</text:p>
      <text:p text:style-name="P2">-None</text:p>
      <text:p text:style-name="P2"/>
      <text:p text:style-name="P2">Road Commissioner's Report:</text:p>
      <text:p text:style-name="P2">-None</text:p>
      <text:p text:style-name="P2"/>
      <text:p text:style-name="P2">Sexton's Report:</text:p>
      <text:p text:style-name="P2">-Asked about getting a print out showing were all the lots are and whats available.</text:p>
      <text:p text:style-name="P2">-Been spraying the weeds at the cemetery.</text:p>
      <text:p text:style-name="P2"/>
      <text:p text:style-name="P2">New Business:</text:p>
      <text:p text:style-name="P2">Proposed changes to the board of review</text:p>
      <text:p text:style-name="P2">-Dylan is looking to combine our board of review meetings with Newton Township. Each Township will still have their own board of review, they will just meet in the same building. We agreed that they would meet at the Mueller <text:soft-page-break/>Township hall. Resolution attached to the minutes.</text:p>
      <text:p text:style-name="P2"/>
      <text:p text:style-name="P2">Unfinished Business:</text:p>
      <text:p text:style-name="P2">-Blight/Dangerous Building</text:p>
      <text:p text:style-name="P2">-Jerry said that we have an issue with one spot in particular, but there are definitely more buildings in our township that should be addressed and considered dangerous buildings.</text:p>
      <text:p text:style-name="P2">-Mary said that she will try to get Anita's phone number the owner to the condemned property on M77 in Blaney Park. Jerry said that he will call her.</text:p>
      <text:p text:style-name="P2"/>
      <text:p text:style-name="P2">Old Business:</text:p>
      <text:p text:style-name="P2">-None</text:p>
      <text:p text:style-name="P2"/>
      <text:p text:style-name="P2">Public comment (10 minutes maximum)</text:p>
      <text:p text:style-name="P2">-Closed</text:p>
      <text:p text:style-name="P2"/>
      <text:p text:style-name="P2">Jerry made a motion to adjourn the meeting. 2<text:span text:style-name="T1">nd</text:span> by Mary. 5 yay 0 nay.</text:p>
      <text:p text:style-name="P2"/>
      <text:p text:style-name="P2">Next scheduled meeting of Mueller Township Board is August 9<text:span text:style-name="T1">th</text:span> of 2023.</text:p>
      <text:p text:style-name="P2"/>
      <text:p text:style-name="P2">Mueller Township Clerk</text:p>
      <text:p text:style-name="P2">Kristy Fisch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QuickType II Mono" svg:font-family="'QuickType II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kristy fischer</meta:initial-creator>
    <meta:creation-date>2023-07-24T11:30:46</meta:creation-date>
    <dc:date>2023-08-11T22:58:10.08</dc:date>
    <dc:creator>kristy fischer</dc:creator>
    <meta:editing-duration>PT1H7M54S</meta:editing-duration>
    <meta:editing-cycles>6</meta:editing-cycles>
    <meta:generator>OpenOffice/4.1.10$Win32 OpenOffice.org_project/4110m2$Build-9807</meta:generator>
    <meta:printed-by>kristy fischer</meta:printed-by>
    <meta:print-date>2023-07-24T12:49:10.43</meta:print-date>
    <meta:document-statistic meta:table-count="0" meta:image-count="0" meta:object-count="0" meta:page-count="3" meta:paragraph-count="55" meta:word-count="549" meta:character-count="3140"/>
  </office:meta>
</office:document-meta>
</file>